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Utopia, 'Palatino Linotype', Palatino,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fo:orphans="2" fo:widows="2"/>
      <style:text-properties fo:font-weight="bold"/>
    </style:style>
    <style:style style:name="P2" style:family="paragraph" style:parent-style-name="Standard">
      <style:paragraph-properties fo:text-align="justify" style:justify-single-word="false" fo:orphans="2" fo:widows="2"/>
    </style:style>
    <style:style style:name="P3" style:family="paragraph" style:parent-style-name="Standard">
      <style:paragraph-properties fo:text-align="justify" style:justify-single-word="false" fo:orphans="2" fo:widows="2"/>
      <style:text-properties fo:font-variant="normal" fo:text-transform="none" fo:color="#222222" style:font-name="Georgia" fo:font-size="11.25pt" fo:letter-spacing="normal" fo:font-style="normal" fo:font-weight="normal"/>
    </style:style>
    <style:style style:name="P4" style:family="paragraph" style:parent-style-name="Standard">
      <style:paragraph-properties fo:text-align="justify" style:justify-single-word="false" fo:orphans="2" fo:widows="2"/>
      <style:text-properties fo:font-variant="normal" fo:text-transform="none" fo:color="#222222" style:font-name="Georgia" fo:font-size="11.25pt" fo:letter-spacing="normal" fo:font-style="normal" fo:font-weight="bold"/>
    </style:style>
    <style:style style:name="P5" style:family="paragraph" style:parent-style-name="Standard">
      <style:paragraph-properties fo:margin-left="0cm" fo:margin-right="0cm" fo:text-indent="0cm" style:auto-text-indent="false"/>
    </style:style>
    <style:style style:name="P6" style:family="paragraph" style:parent-style-name="Standard">
      <style:paragraph-properties fo:margin-left="0cm" fo:margin-right="0cm" fo:orphans="2" fo:widows="2" fo:text-indent="0cm" style:auto-text-indent="false"/>
      <style:text-properties fo:font-variant="normal" fo:text-transform="none" fo:color="#222222" style:font-name="Georgia" fo:font-size="11.25pt" fo:letter-spacing="normal" fo:font-style="normal" fo:font-weight="normal"/>
    </style:style>
    <style:style style:name="P7" style:family="paragraph" style:parent-style-name="Standard">
      <style:paragraph-properties fo:margin-left="0cm" fo:margin-right="0cm" fo:orphans="2" fo:widows="2" fo:text-indent="0cm" style:auto-text-indent="false"/>
      <style:text-properties fo:font-variant="normal" fo:text-transform="none" fo:color="#222222" style:font-name="Georgia" fo:font-size="11.25pt" fo:letter-spacing="normal" fo:font-style="normal" fo:font-weight="bold"/>
    </style:style>
    <style:style style:name="P8"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222" style:font-name="Georgia" fo:font-size="11.25pt" fo:letter-spacing="normal" fo:font-style="normal" fo:font-weight="bold"/>
    </style:style>
    <style:style style:name="P9"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222222" style:font-name="Georgia" fo:font-size="18pt" fo:letter-spacing="normal" fo:font-style="normal" fo:font-weight="normal"/>
    </style:style>
    <style:style style:name="P10" style:family="paragraph" style:parent-style-name="Standard">
      <style:paragraph-properties fo:margin-left="0cm" fo:margin-right="0cm" fo:orphans="2" fo:widows="2" fo:text-indent="0cm" style:auto-text-indent="false"/>
      <style:text-properties fo:font-variant="normal" fo:text-transform="none" fo:color="#222222" fo:letter-spacing="normal"/>
    </style:style>
    <style:style style:name="P11" style:family="paragraph" style:parent-style-name="Standard">
      <style:paragraph-properties fo:text-align="justify" style:justify-single-word="false" fo:orphans="2" fo:widows="2"/>
      <style:text-properties fo:font-variant="normal" fo:text-transform="none" fo:color="#222222" style:font-name="Georgia" fo:font-size="11.25pt" fo:letter-spacing="normal" fo:font-style="normal" fo:font-weight="bold"/>
    </style:style>
    <style:style style:name="P12" style:family="paragraph" style:parent-style-name="Standard">
      <style:paragraph-properties fo:text-align="center" style:justify-single-word="false"/>
      <style:text-properties fo:font-variant="normal" fo:text-transform="none" fo:color="#222222" style:font-name="Georgia" fo:font-size="11.25pt" fo:letter-spacing="normal" fo:font-style="normal" fo:font-weight="bold"/>
    </style:style>
    <style:style style:name="P13" style:family="paragraph" style:parent-style-name="Standard">
      <style:paragraph-properties fo:text-align="justify" style:justify-single-word="false" fo:orphans="2" fo:widows="2"/>
      <style:text-properties fo:font-variant="normal" fo:text-transform="none" fo:color="#222222" style:font-name="Georgia" fo:font-size="11.25pt" fo:letter-spacing="normal" fo:font-style="normal" fo:font-weight="normal"/>
    </style:style>
    <style:style style:name="P14" style:family="paragraph" style:parent-style-name="Standard">
      <style:paragraph-properties fo:orphans="2" fo:widows="2"/>
      <style:text-properties fo:font-variant="normal" fo:text-transform="none" fo:color="#222222" style:font-name="Georgia" fo:font-size="11.25pt" fo:letter-spacing="normal" fo:font-style="normal" fo:font-weight="normal"/>
    </style:style>
    <style:style style:name="P15" style:family="paragraph" style:parent-style-name="Standard">
      <style:paragraph-properties fo:text-align="center" style:justify-single-word="false"/>
      <style:text-properties fo:font-variant="normal" fo:text-transform="none" fo:color="#222222" style:font-name="Georgia" fo:font-size="18pt" fo:letter-spacing="normal" fo:font-style="normal" fo:font-weight="bold"/>
    </style:style>
    <style:style style:name="P16" style:family="paragraph" style:parent-style-name="Standard">
      <style:paragraph-properties fo:text-align="justify" style:justify-single-word="false" fo:orphans="2" fo:widows="2"/>
    </style:style>
    <style:style style:name="P17" style:family="paragraph" style:parent-style-name="Standard">
      <style:paragraph-properties fo:margin-left="0cm" fo:margin-right="0cm" fo:text-indent="0cm" style:auto-text-indent="false"/>
    </style:style>
    <style:style style:name="P18" style:family="paragraph" style:parent-style-name="Standard">
      <style:paragraph-properties fo:margin-left="0cm" fo:margin-right="0cm" fo:orphans="2" fo:widows="2" fo:text-indent="0cm" style:auto-text-indent="false"/>
      <style:text-properties fo:font-variant="normal" fo:text-transform="none" fo:color="#222222" style:font-name="Georgia" fo:font-size="11.25pt" fo:letter-spacing="normal" fo:font-style="normal" fo:font-weight="normal"/>
    </style:style>
    <style:style style:name="P19" style:family="paragraph" style:parent-style-name="Standard">
      <style:paragraph-properties fo:margin-left="0cm" fo:margin-right="0cm" fo:orphans="2" fo:widows="2" fo:text-indent="0cm" style:auto-text-indent="false"/>
      <style:text-properties fo:font-variant="normal" fo:text-transform="none" fo:color="#222222" style:font-name="Georgia" fo:font-size="11.25pt" fo:letter-spacing="normal" fo:font-style="normal" fo:font-weight="bold"/>
    </style:style>
    <style:style style:name="P20"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222222" style:font-name="Georgia" fo:font-size="11.25pt" fo:letter-spacing="normal" fo:font-style="normal" fo:font-weight="bold"/>
    </style:style>
    <style:style style:name="P21" style:family="paragraph" style:parent-style-name="Standard">
      <style:paragraph-properties fo:margin-left="0cm" fo:margin-right="0cm" fo:orphans="2" fo:widows="2" fo:text-indent="0cm" style:auto-text-indent="false"/>
      <style:text-properties fo:font-variant="normal" fo:text-transform="none" fo:color="#222222" style:font-name="Georgia" fo:font-size="18pt" fo:letter-spacing="normal" fo:font-style="normal" fo:font-weight="normal"/>
    </style:style>
    <style:style style:name="P22" style:family="paragraph" style:parent-style-name="Standard">
      <style:paragraph-properties fo:margin-left="0cm" fo:margin-right="0cm" fo:orphans="2" fo:widows="2" fo:text-indent="0cm" style:auto-text-indent="false"/>
      <style:text-properties fo:font-variant="normal" fo:text-transform="none" fo:color="#222222" fo:letter-spacing="normal"/>
    </style:style>
    <style:style style:name="P23" style:family="paragraph" style:parent-style-name="Standard">
      <style:paragraph-properties fo:margin-left="0cm" fo:margin-right="0cm" fo:text-align="justify" style:justify-single-word="false" fo:orphans="2" fo:widows="2" fo:text-indent="0cm" style:auto-text-indent="false"/>
    </style:style>
    <style:style style:name="T1" style:family="text">
      <style:text-properties fo:font-weight="bold"/>
    </style:style>
    <style:style style:name="T2" style:family="text">
      <style:text-properties style:font-name="Georgia" fo:font-size="11.25pt" fo:font-style="normal" fo:font-weight="bold"/>
    </style:style>
    <style:style style:name="T3" style:family="text">
      <style:text-properties fo:font-variant="normal" fo:text-transform="none" fo:color="#222222" style:font-name="Georgia" fo:font-size="11.25pt" fo:letter-spacing="normal" fo:font-style="normal" fo:font-weight="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A geração que fracassou na Terra da Promessa</text:p>
      <text:p text:style-name="P21">26 de fevereiro 2017</text:p>
      <text:p text:style-name="P5"/>
      <text:p text:style-name="P7">Texto Áureo</text:p>
      <text:p text:style-name="P10">“<text:span text:style-name="T2">Uma geração vai, e outra geração vem; mas a terra para sempre permanece”.</text:span></text:p>
      <text:p text:style-name="P23"><text:span text:style-name="T3">Ec 1.4</text:span></text:p>
      <text:p text:style-name="P6"/>
      <text:p text:style-name="P7">Verdade Aplicada</text:p>
      <text:p text:style-name="P6">A pior tragédia para uma geração é viver alienada de Deus, andando por seus próprios caminhos.</text:p>
      <text:p text:style-name="P6"/>
      <text:p text:style-name="P7">Textos de Referência.</text:p>
      <text:p text:style-name="P6"/>
      <text:p text:style-name="P8">Juízes 2.6-8, 10</text:p>
      <text:p text:style-name="P3">6 E, havendo Josué despedido o povo, foram-se os filhos de Israel, cada um à sua herdade, para possuírem a terra.</text:p>
      <text:p text:style-name="P3">7 E serviu o povo de Israel ao Senhor todos os dias de Josué, e todos os dias dos anciãos que prolongaram os seus dias depois de Josué e viram toda aquela grande obra do Senhor, a qual ele fizera a Israel.</text:p>
      <text:p text:style-name="P3">8 Faleceu, porém, Josué, filho de Num, servo do Senhor, da idade de cento e dez anos.</text:p>
      <text:p text:style-name="P2"><text:soft-page-break/></text:p>
      <text:p text:style-name="P3">10 E foi também congregada toda aquela geração a seus pais, e outra geração após eles se levantou, que não conhecia o Senhor, nem tampouco a obra que fizera a Israel.</text:p>
      <text:p text:style-name="P2"/>
      <text:p text:style-name="P4">Introdução</text:p>
      <text:p text:style-name="P3">Dentro da totalidade do plano eterno de Deus, a vida é um sopro, curta demais para tudo realizar. Cada geração desempenha sua parte na realização deste projeto e cada uma depende da outra para concluí-lo.</text:p>
      <text:p text:style-name="P2"/>
      <text:p text:style-name="P4">1. Fidelidade de um e o sucesso de outro.</text:p>
      <text:p text:style-name="P3">Por mais poderosa e consagrada que seja uma geração, ela é insuficiente para dar conta de todo o trabalho dessa grande seara. A geração pós-Josué jamais compreendeu que o plano de Deus se concretiza de maneira progressiva através de gerações.</text:p>
      <text:p text:style-name="P2"/>
      <text:p text:style-name="P4">1.1. Os desafios de nossa geração.</text:p>
      <text:p text:style-name="P3">Uma das maiores discussões de nosso planeta está em como aprender a conviver com as mudanças de nossa geração que passa, outra surge com novos desafios. Por exemplo, em alguns países, existem leis que aprovam os casamentos de pessoas do mesmo sexo (1Tm 4.1-3). Muita coisa ilegal nas gerações <text:soft-page-break/>passadas, está sendo legalizada. Outro fato alarmante é que há aproximadamente cinquenta anos, o sexo entre jovens e não-casados era visto como desonroso, mas, hoje em dia, tornou-se comum, onde muitos jovens têm se tornado pais cada vez mais cedo.</text:p>
      <text:p text:style-name="P2"/>
      <text:p text:style-name="P4">1.2. Cada geração nasce com uma responsabilidade.</text:p>
      <text:p text:style-name="P3">A história de Josué terminou maravilhosamente bem. Ele viveu cento e dez anos e sua geração foi fiel a Deus e cumpriu tudo que com o tempo se permitiu (Jz 2.7-8). Porém, em meio a tanto sucesso, a seguinte geração pouco herdou da herança espiritual de seus pais. Nos dias de Josué</text:p>
      <text:p text:style-name="P3">houve muitas conquistas, mas não todas. O que restava deveria ser concluído pelos filhos daquela geração. Não somente morreu Josué e sua geração, morreu também seu legado. A seguinte geração, além de não conhecer a Deus, ainda desconheceu o legado de seus antepassados (Jz 2.7).</text:p>
      <text:p text:style-name="P2"/>
      <text:p text:style-name="P4">1.3. Toda geração possui uma missão.</text:p>
      <text:p text:style-name="P3">Desde a saída do Egito, o Senhor tinha um propósito para o Seu povo. Deus não queria que perecessem no deserto. Eis sua vontade: “Agora, pois, se diligentemente ouvirdes a <text:soft-page-break/>minha voz e guardardes o meu concerto, então sereis a minha propriedade peculiar dentre todos os povos; porque toda a terra é minha. E vós me sereis reino sacerdotal e povo santo. Estas são as palavras que falarás aos filhos de Israel” (Êx 19.5-6).</text:p>
      <text:p text:style-name="P2"/>
      <text:p text:style-name="P4">2. Por que fracassa uma geração?</text:p>
      <text:p text:style-name="P3">O fracasso da terceira geração foi simplesmente viver com Deus sem achar que deveria conhecê-Lo. É possível comer o maná e jamais entender seu significado. É possível estar no templo sem Deus no coração. O relacionamento com Deus deve ser contínuo para conhecê-Lo e entender Sua Palavra.</text:p>
      <text:p text:style-name="P2"/>
      <text:p text:style-name="P4">2.1. Viver sem comunhão com Deus.</text:p>
      <text:p text:style-name="P3">A terceira geração nasceu livre, em uma terra abundante. Eles não precisavam esperar uma porção diária, como seus pais no deserto (Dt 8.7-10). Por esse motivo, relaxaram quanto à atenção que deveriam ter em relação à comunhão com Deus e a consciência de serem seus dependentes dEle, resultando, assim, em tragédia e ruína. Essa geração não teve experiências significativas com Deus. Consequentemente, nunca chegou a ter consciência de sua necessidade de Deus. Eles deveriam recordar que seus pais foram salvos <text:soft-page-break/>de uma escravidão que eles nunca experimentaram (Dt 8.11-14). Todavia, seu maior engano foi imaginar que não precisavam tanto de Deus quanto seus pais precisaram.</text:p>
      <text:p text:style-name="P2"/>
      <text:p text:style-name="P4">2.2. Viver sem compromisso.</text:p>
      <text:p text:style-name="P3">Nascemos com um propósito todo especial designado por Deus (Jr 1.5). Viver apenas para si e para os próprios deleites empobrece a nossa existência (Jo 4.36-38). Deus não nos chamou para olhar para trás e criticar ou desfazer o que foi feito antes, mas, sim, para dar continuidade e seguir adiante com o plano, buscando constante aperfeiçoamento para melhor cumprirmos a missão dada por Deus (Ef 4.12), preparando outras gerações para que possam ir adiante de nós e alcancem o que não pudemos alcançar (Sl 145.4).</text:p>
      <text:p text:style-name="P2"/>
      <text:p text:style-name="P4">2.3. Viver sem conhecer a Deus é desperdiçar a própria vida.</text:p>
      <text:p text:style-name="P3">A geração da terra fértil não precisava de forma alguma entrar por caminhos desconhecidos, não precisavam cometer os mesmos erros, pois seus pais eram seus espelhos (Dt 8.1). Qual o maior tesouro que uma geração pode deixar para outra? O conhecimento de Deus, Foi exatamente esse quesito que essa geração desperdiçou. Como é <text:soft-page-break/>importante ter um histórico de vida com Deus em uma família. Hoje famílias inteiras estão sendo dizimadas. Casamentos estão desmoronando. O mundo vive um desequilíbrio social progressivo e a única coisa que pode frear o mal é um retorno à Palavra de Deus. O conhecimento de Deus vai além de saber que Ele existe, mas reside no fato de conhecer e obedecer à Sua Palavra (Os 4.6).</text:p>
      <text:p text:style-name="P2"/>
      <text:p text:style-name="P4">3. Uma geração pode afetar a outra.</text:p>
      <text:p text:style-name="P3">O que semeia para o futuro uma geração que vive sem Deus? Problemas, somente isso. Dessa geração que apenas viveu para si, desfrutando de uma terra fértil, surgiu uma geração problemática, imatura e incrédula, que Deus se compadecia e enviava um libertador a cada período de tempo, mas eles nunca se firmavam porque, infelizmente, não possuíam, como seus antepassados, uma vida com Deus (Jz 21.25).</text:p>
      <text:p text:style-name="P2"/>
      <text:p text:style-name="P4">3.1. Sem legado só restarão ruínas.</text:p>
      <text:p text:style-name="P3">O descompromisso e a insensatez da geração da terra fértil fizeram parte do DNA da geração da época dos juízes (Lm 5.7, 17). Se observarmos a história dos grandes avivamentos, veremos que muito dos trabalhos feitos, por grandes homens e mulheres de <text:soft-page-break/>Deus hoje não passam de lembranças. Muitos locais se tornaram em mercados, museus e até ferrovias. Em muitos outros, o que podemos encontrar são ruínas e uma lembrança de que um dia o Senhor esteve presente ali.</text:p>
      <text:p text:style-name="P2"/>
      <text:p text:style-name="P4">3.2. Povo sem sucessão é povo sem sucesso.</text:p>
      <text:p text:style-name="P3">Josué viveu bem e alcançou sucesso em suas conquistas. Mas existe um fator que deveria ser apreciado no tempo de sua gestão. Josué recebeu uma capacitação da parte de Moisés, mas não há registros de ter preparado outro líder para dar seguimento à obra que realizara (Dt 34.9). A obra feita pela geração de Josué avançou bastante, mas ainda havia muito a fazer. A palavra que descreve esse tempo é: “cada um fazia o que parecia reto aos seus olhos” (Jz 21.25).</text:p>
      <text:p text:style-name="P2"/>
      <text:p text:style-name="P4">3.3. Povo sem herança espiritual é povo sem perspectiva.</text:p>
      <text:p text:style-name="P3">A geração da época dos juízes de Israel era tão problemática que até os seus libertadores eram oscilantes (Jz 2.16-19). Durante quatrocentos anos, tudo o que havia de Deus era uma lembrança. Deus até os socorria de tempos em tempos, mas quando morria um juiz o povo caia na mesma desgraça. A <text:soft-page-break/>primeira grande tarefa de um salvo não é conhecer o que o Senhor é capaz de fazer, mas quem é o Senhor que o salvou (Os 13.4; Jr 9.24). Toda a desgraça se deu porque essa geração não conheceu ao Senhor. Esse foi o motivo de seu fracasso. Deus é Deus de aliança, de comunhão e não somente o doador de bênçãos.</text:p>
      <text:p text:style-name="P2"/>
      <text:p text:style-name="P4">Conclusão.</text:p>
      <text:p text:style-name="P3">A geração pós-Josué não obteve o resultado esperado porque deixou o Senhor e serviu a deuses estranhos. Aprendemos nesta lição que mesmo estando no lugar em que Deus nos colocou, corremos o risco de perder a bênção e comprometer o sucesso das futuras gerações.</text:p>
      <text:p text:style-name="P14"><text:line-break/><text:span text:style-name="T1">Questionário.</text:span><text:line-break/><text:span text:style-name="T1">1. O que empobrece a nossa existência?<text:line-break/>2. O que pode frear o mal?<text:line-break/>3. O que fez parte do DNA da geração dos juízes?<text:line-break/>4. O que Josué não preparou?<text:line-break/>5. Qual a primeira grande tarefa de um salvo?</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Utopia, 'Palatino Linotype', Palatino,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0.5cm" fo:page-height="14.801cm" style:num-format="1" style:print-orientation="portrait" fo:margin-top="0.499cm" fo:margin-bottom="0.499cm" fo:margin-left="0.499cm" fo:margin-right="0.499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8T13:45:16.494739771</meta:creation-date>
    <dc:date>2017-03-04T15:36:29.363055200</dc:date>
    <meta:editing-duration>PT9M29S</meta:editing-duration>
    <meta:editing-cycles>7</meta:editing-cycles>
    <meta:generator>LibreOffice/5.2.5.1$Linux_X86_64 LibreOffice_project/20m0$Build-1</meta:generator>
    <meta:document-statistic meta:table-count="0" meta:image-count="0" meta:object-count="0" meta:page-count="8" meta:paragraph-count="43" meta:word-count="1369" meta:character-count="7891" meta:non-whitespace-character-count="6564"/>
  </office:meta>
</office:document-meta>
</file>